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9d8b3" officeooo:paragraph-rsid="0009d8b3"/>
    </style:style>
    <style:style style:name="P2" style:family="paragraph" style:parent-style-name="Standard" style:list-style-name="L1">
      <style:text-properties style:font-name="ARial" officeooo:rsid="0009d8b3" officeooo:paragraph-rsid="0009d8b3"/>
    </style:style>
    <style:style style:name="P3" style:family="paragraph" style:parent-style-name="Standard" style:list-style-name="L1">
      <style:text-properties style:font-name="Liberation Serif" officeooo:rsid="0009d8b3" officeooo:paragraph-rsid="0009d8b3"/>
    </style:style>
    <style:style style:name="P4" style:family="paragraph" style:parent-style-name="Standard" style:list-style-name="L1">
      <style:text-properties style:font-name="Liberation Serif" officeooo:rsid="000f66c7" officeooo:paragraph-rsid="000f66c7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0888154" text:style-name="L1">
        <text:list-item>
          <text:p text:style-name="P1"><text:span text:style-name="T6">Ploetz, E., S. Laimgruber, S. Berner, W. Zinth, and P. Gilch. “Femtosecond Stimulated Raman Microscopy.” </text:span><text:span text:style-name="T7">Applied Physics B</text:span><text:span text:style-name="T6"> 87, no. 3 (May 2007): 389–93. </text:span><text:a xlink:type="simple" xlink:href="https://doi.org/10.1007/s00340-007-2630-x" text:style-name="Internet_20_link" text:visited-style-name="Visited_20_Internet_20_Link"><text:span text:style-name="T6">https://doi.org/10.1007/s00340-007-2630-x</text:span></text:a><text:span text:style-name="T6">.</text:span></text:p>
          <text:list>
            <text:list-item>
              <text:p text:style-name="P4">The Raman spectrum is read out by a spectrograh at 1 Khz, they average 1000 laser shots (500 Raman pump shots) at each pixel.</text:p>
            </text:list-item>
          </text:list>
        </text:list-item>
        <text:list-item>
          <text:p text:style-name="P1"><text:span text:style-name="T6">Nandakumar, P, A Kovalev, and A Volkmer. “Vibrational Imaging Based on Stimulated Raman Scattering Microscopy.” </text:span><text:span text:style-name="T7">New Journal of Physics</text:span><text:span text:style-name="T6"> 11, no. 3 (March 25, 2009): 033026. </text:span><text:a xlink:type="simple" xlink:href="https://doi.org/10.1088/1367-2630/11/3/033026" text:style-name="Internet_20_link" text:visited-style-name="Visited_20_Internet_20_Link"><text:span text:style-name="T6">https://doi.org/10.1088/1367-2630/11/3/033026</text:span></text:a><text:span text:style-name="T6">.</text:span></text:p>
          <text:list>
            <text:list-item>
              <text:p text:style-name="P3">They didn’t seem that concerned about bandwidth, they just tuned their laser to look at different peaks for different samples. They did fully resolve the spectral dependance of the C-H stretch for one of the beads, but that was to validate that their raman absorption signal matched expected results. </text:p>
            </text:list-item>
          </text:list>
        </text:list-item>
        <text:list-item>
          <text:p text:style-name="P2"><text:span text:style-name="T6">Tamamitsu, Miu, Yusuke Sakaki, Tasuku Nakamura, G. Krishna Podagatlapalli, Takuro Ideguchi, and Keisuke Goda. “Ultrafast Broadband Fourier-Transform CARS Spectroscopy at 50,000 Spectra/s Enabled by a Scanning Fourier-Domain Delay Line.” </text:span><text:span text:style-name="T7">Vibrational Spectroscopy</text:span><text:span text:style-name="T6"> 91 (July 2017): 163–69. </text:span><text:a xlink:type="simple" xlink:href="https://doi.org/10.1016/j.vibspec.2016.07.007" text:style-name="Internet_20_link" text:visited-style-name="Visited_20_Internet_20_Link"><text:span text:style-name="T6">https://doi.org/10.1016/j.vibspec.2016.07.007</text:span></text:a><text:span text:style-name="T6">.</text:span></text:p>
          <text:list>
            <text:list-item>
              <text:p text:style-name="P3">“Frequency-swept laser in SRS spectroscopy is useful for higher-speed CRS imaging applications, achieving 30.8 spectral frames/s with a resolution of 500x480 pixels/frame. However its frequency sweep can only be performed in a frame-by-frame manner, which limits the spectrum acquisition speed, while accessible Raman spectral bandwidth is limited to 300 cm^-1. </text:p>
            </text:list-item>
            <text:list-item>
              <text:p text:style-name="P3">This one is based off a Ti:S</text:p>
            </text:list-item>
            <text:list-item>
              <text:p text:style-name="P3">The downside is that the system is a host of moving parts, and a pulse shaper. </text:p>
            </text:list-item>
            <text:list-item>
              <text:p text:style-name="P3">Furthermore, the “nonlinear increase of the group delay produced by the polygonal Fourier-domain delay line requires a nonlinear sampling of the CARS interferogram.” They have shown that an “analyzable CARS spectrum can still be retrieved by from a constantly digitized waveform by using a theoretically predictable nonlinear resampling approach. While some <text:span text:style-name="T2">spectral distortion</text:span><text:span text:style-name="T5"> is expected to occur due to the re-sampling technique, [they] assume it can be reduced by digitizing the analog signal at a higher sampling rate or employing a real-time analog phase-correcting sampling technique.”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4:42.898187586</meta:creation-date>
    <dc:date>2023-06-30T16:12:50.057134642</dc:date>
    <meta:editing-duration>PT4H18M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31" meta:character-count="2241" meta:non-whitespace-character-count="1926"/>
  </office:meta>
</office:document-meta>
</file>